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language="en" fo:country="Z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,<text:line-break/><text:line-break/>We finaly made the ExpoLangues group.<text:line-break/>We will deal with the historic and cultural clash between France and England.<text:line-break/><text:line-break/>The members of the group are :<text:line-break/><text:line-break/>Tourbot Julien (Project leader)<text:line-break/>Petillat Vincent (PMO)<text:line-break/>Saurel Guilhem (Secretary)<text:line-break/>Larbi Chakib<text:line-break/>Vota Guillaume<text:line-break/>Arfelis Benjamin<text:line-break/>Dami Vincent<text:line-break/>Monvoisin Jean-Pascal<text:line-break/>Creusvaux Adrien.<text:line-break/><text:line-break/>Thanks for noticing it,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ulien Tourbot</meta:initial-creator>
    <meta:creation-date>2011-05-15T16:03:27.02</meta:creation-date>
    <dc:date>2011-05-15T16:41:13.52</dc:date>
    <dc:creator>Julien Tourbot</dc:creator>
    <meta:editing-duration>PT00H21M55S</meta:editing-duration>
    <meta:editing-cycles>4</meta:editing-cycles>
    <meta:generator>OpenOffice.org/3.1$Win32 OpenOffice.org_project/310m11$Build-9399</meta:generator>
    <meta:document-statistic meta:table-count="0" meta:image-count="0" meta:object-count="0" meta:page-count="1" meta:paragraph-count="1" meta:word-count="53" meta:character-count="362"/>
  </office:meta>
</office:document-meta>
</file>